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7ed7" officeooo:paragraph-rsid="00117ed7"/>
    </style:style>
    <style:style style:name="P2" style:family="paragraph" style:parent-style-name="Standard">
      <style:paragraph-properties fo:text-align="start" style:justify-single-word="false"/>
      <style:text-properties officeooo:rsid="00117ed7" officeooo:paragraph-rsid="00117ed7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Douglas Henrique Teixeira Barboza – Turma A</text:p>
      <text:p text:style-name="P2"/>
      <text:p text:style-name="P2">Lista 1:</text:p>
      <text:p text:style-name="P3"/>
      <text:p text:style-name="P3">douglas@debian-1:~$ history</text:p>
      <text:p text:style-name="P3"><text:s text:c="4"/>1 <text:s/>sudo</text:p>
      <text:p text:style-name="P3"><text:s text:c="4"/>2 <text:s/>sudo passwd root</text:p>
      <text:p text:style-name="P3"><text:s text:c="4"/>3 <text:s/>ks</text:p>
      <text:p text:style-name="P3"><text:s text:c="4"/>4 <text:s/>ls</text:p>
      <text:p text:style-name="P3"><text:s text:c="4"/>5 <text:s/>cd etc</text:p>
      <text:p text:style-name="P3"><text:s text:c="4"/>6 <text:s/>pwd</text:p>
      <text:p text:style-name="P3"><text:s text:c="4"/>7 <text:s/>ls -l</text:p>
      <text:p text:style-name="P3"><text:s text:c="4"/>8 <text:s/>ls -al</text:p>
      <text:p text:style-name="P3"><text:s text:c="4"/>9 <text:s/>cd /etc/</text:p>
      <text:p text:style-name="P3"><text:s text:c="3"/>10 <text:s/>ls -al</text:p>
      <text:p text:style-name="P3"><text:s text:c="3"/>11 <text:s/>cd ..</text:p>
      <text:p text:style-name="P3"><text:s text:c="3"/>12 <text:s/>pwd</text:p>
      <text:p text:style-name="P3"><text:s text:c="3"/>13 <text:s/>ls</text:p>
      <text:p text:style-name="P3"><text:s text:c="3"/>14 <text:s/>cd home</text:p>
      <text:p text:style-name="P3"><text:s text:c="3"/>15 <text:s/>pwd</text:p>
      <text:p text:style-name="P3"><text:s text:c="3"/>16 <text:s/>ls</text:p>
      <text:p text:style-name="P3"><text:s text:c="3"/>17 <text:s/>cd douglas</text:p>
      <text:p text:style-name="P3"><text:s text:c="3"/>18 <text:s/>cd ..</text:p>
      <text:p text:style-name="P3"><text:s text:c="3"/>19 <text:s/>pwd</text:p>
      <text:p text:style-name="P3"><text:s text:c="3"/>20 <text:s/>ls</text:p>
      <text:p text:style-name="P3"><text:s text:c="3"/>21 <text:s/>cd home</text:p>
      <text:p text:style-name="P3"><text:s text:c="3"/>22 <text:s/>ls</text:p>
      <text:p text:style-name="P3"><text:s text:c="3"/>23 <text:s/>cd douglas</text:p>
      <text:p text:style-name="P3"><text:s text:c="3"/>24 <text:s/>ls</text:p>
      <text:p text:style-name="P3"><text:s text:c="3"/>25 <text:s/>mkdir folder1</text:p>
      <text:p text:style-name="P3"><text:s text:c="3"/>26 <text:s/>mkdir folder2</text:p>
      <text:p text:style-name="P3"><text:s text:c="3"/>27 <text:s/>mkdir folder3</text:p>
      <text:p text:style-name="P3"><text:s text:c="3"/>28 <text:s/>mkdir folder4</text:p>
      <text:p text:style-name="P3"><text:s text:c="3"/>29 <text:s/>mkdir folder5</text:p>
      <text:p text:style-name="P3"><text:s text:c="3"/>30 <text:s/>mkdir folder6</text:p>
      <text:p text:style-name="P3"><text:s text:c="3"/>31 <text:s/>ls</text:p>
      <text:p text:style-name="P3"><text:s text:c="3"/>32 <text:s/>cd folder1</text:p>
      <text:p text:style-name="P3"><text:s text:c="3"/>33 <text:s/>&gt; aquivo1.txt</text:p>
      <text:p text:style-name="P3"><text:s text:c="3"/>34 <text:s/>&gt; aquivo2.txt</text:p>
      <text:p text:style-name="P3"><text:s text:c="3"/>35 <text:s/>&gt; aquivo3.txt</text:p>
      <text:p text:style-name="P3"><text:s text:c="3"/>36 <text:s/>ls </text:p>
      <text:p text:style-name="P3"><text:s text:c="3"/>37 <text:s/>cd ..</text:p>
      <text:p text:style-name="P3"><text:s text:c="3"/>38 <text:s/>ls</text:p>
      <text:p text:style-name="P3"><text:s text:c="3"/>39 <text:s/>cd folder2</text:p>
      <text:p text:style-name="P3"><text:s text:c="3"/>40 <text:s/>&gt; aquivo1.txt</text:p>
      <text:p text:style-name="P3"><text:s text:c="3"/>41 <text:s/>&gt; aquivo2.txt</text:p>
      <text:p text:style-name="P3"><text:s text:c="3"/>42 <text:s/>&gt; aquivo3.txt</text:p>
      <text:p text:style-name="P3"><text:s text:c="3"/>43 <text:s/>ls</text:p>
      <text:p text:style-name="P3"><text:s text:c="3"/>44 <text:s/>cd ..</text:p>
      <text:p text:style-name="P3"><text:s text:c="3"/>45 <text:s/>ls</text:p>
      <text:p text:style-name="P3"><text:s text:c="3"/>46 <text:s/>cd folder3</text:p>
      <text:p text:style-name="P3"><text:s text:c="3"/>47 <text:s/>&gt; aquivo1.txt</text:p>
      <text:p text:style-name="P3"><text:soft-page-break/><text:s text:c="3"/>48 <text:s/>&gt; aquivo2.txt</text:p>
      <text:p text:style-name="P3"><text:s text:c="3"/>49 <text:s/>&gt; aquivo3.txt</text:p>
      <text:p text:style-name="P3"><text:s text:c="3"/>50 <text:s/>ls</text:p>
      <text:p text:style-name="P3"><text:s text:c="3"/>51 <text:s/>cd ..</text:p>
      <text:p text:style-name="P3"><text:s text:c="3"/>52 <text:s/>cd folder4</text:p>
      <text:p text:style-name="P3"><text:s text:c="3"/>53 <text:s/>&gt; aquivo1.txt</text:p>
      <text:p text:style-name="P3"><text:s text:c="3"/>54 <text:s/>&gt; aquivo2.txt</text:p>
      <text:p text:style-name="P3"><text:s text:c="3"/>55 <text:s/>&gt; aquivo3.txt</text:p>
      <text:p text:style-name="P3"><text:s text:c="3"/>56 <text:s/>ls</text:p>
      <text:p text:style-name="P3"><text:s text:c="3"/>57 <text:s/>cd ..</text:p>
      <text:p text:style-name="P3"><text:s text:c="3"/>58 <text:s/>cd folder5</text:p>
      <text:p text:style-name="P3"><text:s text:c="3"/>59 <text:s/>&gt; aquivo1.txt</text:p>
      <text:p text:style-name="P3"><text:s text:c="3"/>60 <text:s/>&gt; aquivo2.txt</text:p>
      <text:p text:style-name="P3"><text:s text:c="3"/>61 <text:s/>&gt; aquivo3.txt</text:p>
      <text:p text:style-name="P3"><text:s text:c="3"/>62 <text:s/>ls</text:p>
      <text:p text:style-name="P3"><text:s text:c="3"/>63 <text:s/>cd ..</text:p>
      <text:p text:style-name="P3"><text:s text:c="3"/>64 <text:s/>cd folder6</text:p>
      <text:p text:style-name="P3"><text:s text:c="3"/>65 <text:s/>&gt; aquivo1.txt</text:p>
      <text:p text:style-name="P3"><text:s text:c="3"/>66 <text:s/>&gt; aquivo2.txt</text:p>
      <text:p text:style-name="P3"><text:s text:c="3"/>67 <text:s/>&gt; aquivo3.txt</text:p>
      <text:p text:style-name="P3"><text:s text:c="3"/>68 <text:s/>ls</text:p>
      <text:p text:style-name="P3"><text:s text:c="3"/>69 <text:s/>cd ..</text:p>
      <text:p text:style-name="P3"><text:s text:c="3"/>70 <text:s/>rmdir folder6</text:p>
      <text:p text:style-name="P3"><text:s text:c="3"/>71 <text:s/>rm folder6</text:p>
      <text:p text:style-name="P3"><text:s text:c="3"/>72 <text:s/>cd folder6</text:p>
      <text:p text:style-name="P3"><text:s text:c="3"/>73 <text:s/>rmdir folder6</text:p>
      <text:p text:style-name="P3"><text:s text:c="3"/>74 <text:s/>cd ..</text:p>
      <text:p text:style-name="P3"><text:s text:c="3"/>75 <text:s/>ls</text:p>
      <text:p text:style-name="P3"><text:s text:c="3"/>76 <text:s/>rmdir folder6</text:p>
      <text:p text:style-name="P3"><text:s text:c="3"/>77 <text:s/>rm folder6</text:p>
      <text:p text:style-name="P3"><text:s text:c="3"/>78 <text:s/>rm -r folder6</text:p>
      <text:p text:style-name="P3"><text:s text:c="3"/>79 <text:s/>ls</text:p>
      <text:p text:style-name="P3"><text:s text:c="3"/>80 <text:s/>rm -r folder5</text:p>
      <text:p text:style-name="P3"><text:s text:c="3"/>81 <text:s/>ls</text:p>
      <text:p text:style-name="P3"><text:s text:c="3"/>82 <text:s/>pwd</text:p>
      <text:p text:style-name="P3"><text:s text:c="3"/>83 <text:s/>mkdir lixo</text:p>
      <text:p text:style-name="P3"><text:s text:c="3"/>84 <text:s/>ls</text:p>
      <text:p text:style-name="P3"><text:s text:c="3"/>85 <text:s/>cp</text:p>
      <text:p text:style-name="P3"><text:s text:c="3"/>86 <text:s/>cp --help</text:p>
      <text:p text:style-name="P3"><text:s text:c="3"/>87 <text:s/>ls</text:p>
      <text:p text:style-name="P3"><text:s text:c="3"/>88 <text:s/>cp folder1</text:p>
      <text:p text:style-name="P3"><text:s text:c="3"/>89 <text:s/>cp -v folder1</text:p>
      <text:p text:style-name="P3"><text:s text:c="3"/>90 <text:s/>cp -v folder1/</text:p>
      <text:p text:style-name="P3"><text:s text:c="3"/>91 <text:s/>cp -v folder1/arquivo1.txt arquivo2.txt arquivo3.tx</text:p>
      <text:p text:style-name="P3"><text:s text:c="3"/>92 <text:s/>cp -v folder1/arquivo1.txt arquivo2.txt arquivo3.txt</text:p>
      <text:p text:style-name="P3"><text:s text:c="3"/>93 <text:s/>cp -v folder1/arquivo1.txt</text:p>
      <text:p text:style-name="P3"><text:s text:c="3"/>94 <text:s/>cp -v folder1/arquivo1.txt lixo/</text:p>
      <text:p text:style-name="P3"><text:s text:c="3"/>95 <text:s/>ls</text:p>
      <text:p text:style-name="P3"><text:s text:c="3"/>96 <text:s/>cd folder1</text:p>
      <text:p text:style-name="P3"><text:s text:c="3"/>97 <text:s/>ls</text:p>
      <text:p text:style-name="P3"><text:s text:c="3"/>98 <text:s/>cd ..</text:p>
      <text:p text:style-name="P3"><text:s text:c="3"/>99 <text:s/>cp folder1/ lixo</text:p>
      <text:p text:style-name="P3"><text:soft-page-break/><text:s text:c="2"/>100 <text:s/>cp -v folder1 lixo</text:p>
      <text:p text:style-name="P3"><text:s text:c="2"/>101 <text:s/>cp -r folder1 lixo</text:p>
      <text:p text:style-name="P3"><text:s text:c="2"/>102 <text:s/>ls</text:p>
      <text:p text:style-name="P3"><text:s text:c="2"/>103 <text:s/>cd lixo</text:p>
      <text:p text:style-name="P3"><text:s text:c="2"/>104 <text:s/>ls</text:p>
      <text:p text:style-name="P3"><text:s text:c="2"/>105 <text:s/>cd ..</text:p>
      <text:p text:style-name="P3"><text:s text:c="2"/>106 <text:s/>ls</text:p>
      <text:p text:style-name="P3"><text:s text:c="2"/>107 <text:s/>cp -r folder2 lixo</text:p>
      <text:p text:style-name="P3"><text:s text:c="2"/>108 <text:s/>cp -r folder3 lixo</text:p>
      <text:p text:style-name="P3"><text:s text:c="2"/>109 <text:s/>cp -r folder4 lixo</text:p>
      <text:p text:style-name="P3"><text:s text:c="2"/>110 <text:s/>cd lixo</text:p>
      <text:p text:style-name="P3"><text:s text:c="2"/>111 <text:s/>ls</text:p>
      <text:p text:style-name="P3"/>
      <text:p text:style-name="P2">Root:</text:p>
      <text:p text:style-name="P3"><text:s text:c="4"/>1 <text:s/>reboot</text:p>
      <text:p text:style-name="P3"><text:s text:c="4"/>2 <text:s/>history</text:p>
      <text:p text:style-name="P3"><text:s text:c="4"/>3 <text:s/>shutdown --help</text:p>
      <text:p text:style-name="P3"><text:s text:c="4"/>4 <text:s/>shutdown -r 1</text:p>
      <text:p text:style-name="P3"><text:s text:c="4"/>5 <text:s/>poweroff</text:p>
      <text:p text:style-name="P3"><text:s text:c="4"/>6 <text:s/>history</text:p>
      <text:p text:style-name="P3"><text:s text:c="4"/>7 <text:s/>poweroff</text:p>
      <text:p text:style-name="P3"><text:s text:c="4"/>8 <text:s/>adduser user1</text:p>
      <text:p text:style-name="P3"><text:s text:c="4"/>9 <text:s/>ls</text:p>
      <text:p text:style-name="Standard"/>
      <text:p text:style-name="P1">Lista 2:</text:p>
      <text:p text:style-name="P1"/>
      <text:p text:style-name="P1"><text:s/>125 <text:s/>cd user1</text:p>
      <text:p text:style-name="P1"><text:s text:c="2"/>126 <text:s/>sudo su</text:p>
      <text:p text:style-name="P1"><text:s text:c="2"/>127 <text:s/>su user1</text:p>
      <text:p text:style-name="P1"><text:s text:c="2"/>128 <text:s/>cd douglas</text:p>
      <text:p text:style-name="P1"><text:s text:c="2"/>129 <text:s/>ls</text:p>
      <text:p text:style-name="P1"><text:s text:c="2"/>130 <text:s/>pwd</text:p>
      <text:p text:style-name="P1"><text:s text:c="2"/>131 <text:s/>cd ..</text:p>
      <text:p text:style-name="P1"><text:s text:c="2"/>132 <text:s/>pwd</text:p>
      <text:p text:style-name="P1"><text:s text:c="2"/>133 <text:s/>sudo su</text:p>
      <text:p text:style-name="P1"><text:s text:c="2"/>134 <text:s/>ls</text:p>
      <text:p text:style-name="P1"><text:s text:c="2"/>135 <text:s/>cd user1</text:p>
      <text:p text:style-name="P1"><text:s text:c="2"/>136 <text:s/>ls</text:p>
      <text:p text:style-name="P1"><text:s text:c="2"/>137 <text:s/>sudo su</text:p>
      <text:p text:style-name="P1"><text:s text:c="2"/>138 <text:s/>cd ..</text:p>
      <text:p text:style-name="P1"><text:s text:c="2"/>139 <text:s/>su user2</text:p>
      <text:p text:style-name="P1"><text:s text:c="2"/>140 <text:s/>ls</text:p>
      <text:p text:style-name="P1"><text:s text:c="2"/>141 <text:s/>su user3</text:p>
      <text:p text:style-name="P1"><text:s text:c="2"/>142 <text:s/>su douglas</text:p>
      <text:p text:style-name="P1"><text:s text:c="2"/>143 <text:s/>sudo su </text:p>
      <text:p text:style-name="P1"><text:s text:c="2"/>144 <text:s/>history</text:p>
      <text:p text:style-name="P1"><text:s text:c="2"/>145 <text:s/>pwd</text:p>
      <text:p text:style-name="P1"><text:s text:c="2"/>146 <text:s/>cd ..</text:p>
      <text:p text:style-name="P1"><text:s text:c="2"/>147 <text:s/>pwd</text:p>
      <text:p text:style-name="P1"><text:s text:c="2"/>148 <text:s/>ls</text:p>
      <text:p text:style-name="P1"><text:s text:c="2"/>149 <text:s/>ls -al</text:p>
      <text:p text:style-name="P1"><text:s text:c="2"/>150 <text:s/>cd user1</text:p>
      <text:p text:style-name="P1"><text:soft-page-break/><text:s text:c="2"/>151 <text:s/>ls</text:p>
      <text:p text:style-name="P1"><text:s text:c="2"/>152 <text:s/>pwd</text:p>
      <text:p text:style-name="P1"><text:s text:c="2"/>153 <text:s/>chmod</text:p>
      <text:p text:style-name="P1"><text:s text:c="2"/>154 <text:s/>chmod --help</text:p>
      <text:p text:style-name="P1"><text:s text:c="2"/>155 <text:s/>chmod 110 user1</text:p>
      <text:p text:style-name="P1"><text:s text:c="2"/>156 <text:s/>cd ..</text:p>
      <text:p text:style-name="P1"><text:s text:c="2"/>157 <text:s/>pwd</text:p>
      <text:p text:style-name="P1"><text:s text:c="2"/>158 <text:s/>ls</text:p>
      <text:p text:style-name="P1"><text:s text:c="2"/>159 <text:s/>chmod 110 user1</text:p>
      <text:p text:style-name="P1"><text:s text:c="2"/>160 <text:s/>chmod 110 user2</text:p>
      <text:p text:style-name="P1"><text:s text:c="2"/>161 <text:s/>chmod 110 user3</text:p>
      <text:p text:style-name="P1"><text:s text:c="2"/>162 <text:s/>ls -al</text:p>
      <text:p text:style-name="P1"><text:s text:c="2"/>163 <text:s/>cd ..</text:p>
      <text:p text:style-name="P1"><text:s text:c="2"/>164 <text:s/>ls</text:p>
      <text:p text:style-name="P1"><text:s text:c="2"/>165 <text:s/>cd home</text:p>
      <text:p text:style-name="P1"><text:s text:c="2"/>166 <text:s/>ls</text:p>
      <text:p text:style-name="P1"><text:s text:c="2"/>167 <text:s/>pwd</text:p>
      <text:p text:style-name="P1"><text:s text:c="2"/>168 <text:s/>ls -al</text:p>
      <text:p text:style-name="P1"><text:s text:c="2"/>169 <text:s/>sudo su</text:p>
      <text:p text:style-name="P1"><text:s text:c="2"/>170 <text:s/>ls</text:p>
      <text:p text:style-name="P1"><text:s text:c="2"/>171 <text:s/>cd user1</text:p>
      <text:p text:style-name="P1"><text:s text:c="2"/>172 <text:s/>mkdir arq1</text:p>
      <text:p text:style-name="P1"><text:s text:c="2"/>173 <text:s/>cd ..</text:p>
      <text:p text:style-name="P1"><text:s text:c="2"/>174 <text:s/>sudo su</text:p>
      <text:p text:style-name="P1"><text:s text:c="2"/>175 <text:s/>cd user1</text:p>
      <text:p text:style-name="P1"><text:s text:c="2"/>176 <text:s/>mkdir arq1</text:p>
      <text:p text:style-name="P1"><text:s text:c="2"/>177 <text:s/>ls -al</text:p>
      <text:p text:style-name="P1"><text:s text:c="2"/>178 <text:s/>cd ..</text:p>
      <text:p text:style-name="P1"><text:s text:c="2"/>179 <text:s/>ls</text:p>
      <text:p text:style-name="P1"><text:s text:c="2"/>180 <text:s/>sudo su</text:p>
      <text:p text:style-name="P1"><text:s text:c="2"/>181 <text:s/>ls -al</text:p>
      <text:p text:style-name="P1"><text:s text:c="2"/>182 <text:s/>user1</text:p>
      <text:p text:style-name="P1"><text:s text:c="2"/>183 <text:s/>cd user1</text:p>
      <text:p text:style-name="P1"><text:s text:c="2"/>184 <text:s/>ls</text:p>
      <text:p text:style-name="P1"><text:s text:c="2"/>185 <text:s/>ls -al</text:p>
      <text:p text:style-name="P1"><text:s text:c="2"/>186 <text:s/>mkdir arq1 arq2 arq3 arq4 arq5</text:p>
      <text:p text:style-name="P1"><text:s text:c="2"/>187 <text:s/>ls</text:p>
      <text:p text:style-name="P1"><text:s text:c="2"/>188 <text:s/>cd ..</text:p>
      <text:p text:style-name="P1"><text:s text:c="2"/>189 <text:s/>ls</text:p>
      <text:p text:style-name="P1"><text:s text:c="2"/>190 <text:s/>cd user2</text:p>
      <text:p text:style-name="P1"><text:s text:c="2"/>191 <text:s/>mkdir arq1 arq2 arq3 arq4 arq5</text:p>
      <text:p text:style-name="P1"><text:s text:c="2"/>192 <text:s/>cd ..</text:p>
      <text:p text:style-name="P1"><text:s text:c="2"/>193 <text:s/>cd user3</text:p>
      <text:p text:style-name="P1"><text:s text:c="2"/>194 <text:s/>mkdir arq1 arq2 arq3 arq4 arq5</text:p>
      <text:p text:style-name="P1"><text:s text:c="2"/>195 <text:s/>ls</text:p>
      <text:p text:style-name="P1"><text:s text:c="2"/>196 <text:s/>cd ..</text:p>
      <text:p text:style-name="P1"><text:s text:c="2"/>197 <text:s/>sudo su</text:p>
      <text:p text:style-name="P1"><text:s text:c="2"/>198 <text:s/>cd user1</text:p>
      <text:p text:style-name="P1"><text:s text:c="2"/>199 <text:s/>sudo su</text:p>
      <text:p text:style-name="P1"><text:s text:c="2"/>200 <text:s/>cd user1</text:p>
      <text:p text:style-name="P1"><text:s text:c="2"/>201 <text:s/>ls</text:p>
      <text:p text:style-name="P1"><text:s text:c="2"/>202 <text:s/>mv arq1 arq2</text:p>
      <text:p text:style-name="P1"><text:soft-page-break/><text:s text:c="2"/>203 <text:s/>cd ..</text:p>
      <text:p text:style-name="P1"><text:s text:c="2"/>204 <text:s/>sudo su</text:p>
      <text:p text:style-name="P1"><text:s text:c="2"/>205 <text:s/>history</text:p>
      <text:p text:style-name="P1"><text:s text:c="2"/>206 <text:s/>sudo su</text:p>
      <text:p text:style-name="P1"><text:s text:c="2"/>207 <text:s/>history</text:p>
      <text:p text:style-name="P1"/>
      <text:p text:style-name="P1">Root:</text:p>
      <text:p text:style-name="P1"><text:s/>125 <text:s/>cd user1</text:p>
      <text:p text:style-name="P1"><text:s text:c="2"/>126 <text:s/>sudo su</text:p>
      <text:p text:style-name="P1"><text:s text:c="2"/>127 <text:s/>su user1</text:p>
      <text:p text:style-name="P1"><text:s text:c="2"/>128 <text:s/>cd douglas</text:p>
      <text:p text:style-name="P1"><text:s text:c="2"/>129 <text:s/>ls</text:p>
      <text:p text:style-name="P1"><text:s text:c="2"/>130 <text:s/>pwd</text:p>
      <text:p text:style-name="P1"><text:s text:c="2"/>131 <text:s/>cd ..</text:p>
      <text:p text:style-name="P1"><text:s text:c="2"/>132 <text:s/>pwd</text:p>
      <text:p text:style-name="P1"><text:s text:c="2"/>133 <text:s/>sudo su</text:p>
      <text:p text:style-name="P1"><text:s text:c="2"/>134 <text:s/>ls</text:p>
      <text:p text:style-name="P1"><text:s text:c="2"/>135 <text:s/>cd user1</text:p>
      <text:p text:style-name="P1"><text:s text:c="2"/>136 <text:s/>ls</text:p>
      <text:p text:style-name="P1"><text:s text:c="2"/>137 <text:s/>sudo su</text:p>
      <text:p text:style-name="P1"><text:s text:c="2"/>138 <text:s/>cd ..</text:p>
      <text:p text:style-name="P1"><text:s text:c="2"/>139 <text:s/>su user2</text:p>
      <text:p text:style-name="P1"><text:s text:c="2"/>140 <text:s/>ls</text:p>
      <text:p text:style-name="P1"><text:s text:c="2"/>141 <text:s/>su user3</text:p>
      <text:p text:style-name="P1"><text:s text:c="2"/>142 <text:s/>su douglas</text:p>
      <text:p text:style-name="P1"><text:s text:c="2"/>143 <text:s/>sudo su </text:p>
      <text:p text:style-name="P1"><text:s text:c="2"/>144 <text:s/>history</text:p>
      <text:p text:style-name="P1"><text:s text:c="2"/>145 <text:s/>pwd</text:p>
      <text:p text:style-name="P1"><text:s text:c="2"/>146 <text:s/>cd ..</text:p>
      <text:p text:style-name="P1"><text:s text:c="2"/>147 <text:s/>pwd</text:p>
      <text:p text:style-name="P1"><text:s text:c="2"/>148 <text:s/>ls</text:p>
      <text:p text:style-name="P1"><text:s text:c="2"/>149 <text:s/>ls -al</text:p>
      <text:p text:style-name="P1"><text:s text:c="2"/>150 <text:s/>cd user1</text:p>
      <text:p text:style-name="P1"><text:s text:c="2"/>151 <text:s/>ls</text:p>
      <text:p text:style-name="P1"><text:s text:c="2"/>152 <text:s/>pwd</text:p>
      <text:p text:style-name="P1"><text:s text:c="2"/>153 <text:s/>chmod</text:p>
      <text:p text:style-name="P1"><text:s text:c="2"/>154 <text:s/>chmod --help</text:p>
      <text:p text:style-name="P1"><text:s text:c="2"/>155 <text:s/>chmod 110 user1</text:p>
      <text:p text:style-name="P1"><text:s text:c="2"/>156 <text:s/>cd ..</text:p>
      <text:p text:style-name="P1"><text:s text:c="2"/>157 <text:s/>pwd</text:p>
      <text:p text:style-name="P1"><text:s text:c="2"/>158 <text:s/>ls</text:p>
      <text:p text:style-name="P1"><text:s text:c="2"/>159 <text:s/>chmod 110 user1</text:p>
      <text:p text:style-name="P1"><text:s text:c="2"/>160 <text:s/>chmod 110 user2</text:p>
      <text:p text:style-name="P1"><text:s text:c="2"/>161 <text:s/>chmod 110 user3</text:p>
      <text:p text:style-name="P1"><text:s text:c="2"/>162 <text:s/>ls -al</text:p>
      <text:p text:style-name="P1"><text:s text:c="2"/>163 <text:s/>cd ..</text:p>
      <text:p text:style-name="P1"><text:s text:c="2"/>164 <text:s/>ls</text:p>
      <text:p text:style-name="P1"><text:s text:c="2"/>165 <text:s/>cd home</text:p>
      <text:p text:style-name="P1"><text:s text:c="2"/>166 <text:s/>ls</text:p>
      <text:p text:style-name="P1"><text:s text:c="2"/>167 <text:s/>pwd</text:p>
      <text:p text:style-name="P1"><text:s text:c="2"/>168 <text:s/>ls -al</text:p>
      <text:p text:style-name="P1"><text:s text:c="2"/>169 <text:s/>sudo su</text:p>
      <text:p text:style-name="P1"><text:soft-page-break/><text:s text:c="2"/>170 <text:s/>ls</text:p>
      <text:p text:style-name="P1"><text:s text:c="2"/>171 <text:s/>cd user1</text:p>
      <text:p text:style-name="P1"><text:s text:c="2"/>172 <text:s/>mkdir arq1</text:p>
      <text:p text:style-name="P1"><text:s text:c="2"/>173 <text:s/>cd ..</text:p>
      <text:p text:style-name="P1"><text:s text:c="2"/>174 <text:s/>sudo su</text:p>
      <text:p text:style-name="P1"><text:s text:c="2"/>175 <text:s/>cd user1</text:p>
      <text:p text:style-name="P1"><text:s text:c="2"/>176 <text:s/>mkdir arq1</text:p>
      <text:p text:style-name="P1"><text:s text:c="2"/>177 <text:s/>ls -al</text:p>
      <text:p text:style-name="P1"><text:s text:c="2"/>178 <text:s/>cd ..</text:p>
      <text:p text:style-name="P1"><text:s text:c="2"/>179 <text:s/>ls</text:p>
      <text:p text:style-name="P1"><text:s text:c="2"/>180 <text:s/>sudo su</text:p>
      <text:p text:style-name="P1"><text:s text:c="2"/>181 <text:s/>ls -al</text:p>
      <text:p text:style-name="P1"><text:s text:c="2"/>182 <text:s/>user1</text:p>
      <text:p text:style-name="P1"><text:s text:c="2"/>183 <text:s/>cd user1</text:p>
      <text:p text:style-name="P1"><text:s text:c="2"/>184 <text:s/>ls</text:p>
      <text:p text:style-name="P1"><text:s text:c="2"/>185 <text:s/>ls -al</text:p>
      <text:p text:style-name="P1"><text:s text:c="2"/>186 <text:s/>mkdir arq1 arq2 arq3 arq4 arq5</text:p>
      <text:p text:style-name="P1"><text:s text:c="2"/>187 <text:s/>ls</text:p>
      <text:p text:style-name="P1"><text:s text:c="2"/>188 <text:s/>cd ..</text:p>
      <text:p text:style-name="P1"><text:s text:c="2"/>189 <text:s/>ls</text:p>
      <text:p text:style-name="P1"><text:s text:c="2"/>190 <text:s/>cd user2</text:p>
      <text:p text:style-name="P1"><text:s text:c="2"/>191 <text:s/>mkdir arq1 arq2 arq3 arq4 arq5</text:p>
      <text:p text:style-name="P1"><text:s text:c="2"/>192 <text:s/>cd ..</text:p>
      <text:p text:style-name="P1"><text:s text:c="2"/>193 <text:s/>cd user3</text:p>
      <text:p text:style-name="P1"><text:s text:c="2"/>194 <text:s/>mkdir arq1 arq2 arq3 arq4 arq5</text:p>
      <text:p text:style-name="P1"><text:s text:c="2"/>195 <text:s/>ls</text:p>
      <text:p text:style-name="P1"><text:s text:c="2"/>196 <text:s/>cd ..</text:p>
      <text:p text:style-name="P1"><text:s text:c="2"/>197 <text:s/>sudo su</text:p>
      <text:p text:style-name="P1"><text:s text:c="2"/>198 <text:s/>cd user1</text:p>
      <text:p text:style-name="P1"><text:s text:c="2"/>199 <text:s/>sudo su</text:p>
      <text:p text:style-name="P1"><text:s text:c="2"/>200 <text:s/>cd user1</text:p>
      <text:p text:style-name="P1"><text:s text:c="2"/>201 <text:s/>ls</text:p>
      <text:p text:style-name="P1"><text:s text:c="2"/>202 <text:s/>mv arq1 arq2</text:p>
      <text:p text:style-name="P1"><text:s text:c="2"/>203 <text:s/>cd ..</text:p>
      <text:p text:style-name="P1"><text:s text:c="2"/>204 <text:s/>sudo su</text:p>
      <text:p text:style-name="P1"><text:s text:c="2"/>205 <text:s/>history</text:p>
      <text:p text:style-name="P1"><text:s text:c="2"/>206 <text:s/>sudo su</text:p>
      <text:p text:style-name="P1"><text:s text:c="2"/>207 <text:s/>histor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0:40:08.434985867</meta:creation-date>
    <dc:date>2020-09-24T20:46:59.737493952</dc:date>
    <meta:editing-duration>PT6M54S</meta:editing-duration>
    <meta:editing-cycles>1</meta:editing-cycles>
    <meta:document-statistic meta:table-count="0" meta:image-count="0" meta:object-count="0" meta:page-count="6" meta:paragraph-count="292" meta:word-count="841" meta:character-count="4364" meta:non-whitespace-character-count="2833"/>
    <meta:generator>LibreOffice/6.1.5.2$Linux_X86_64 LibreOffice_project/10$Build-2</meta:generator>
  </office:meta>
</office:document-meta>
</file>